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31279" officeooo:paragraph-rsid="00031279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8"/>
    <style:style style:name="P11" style:family="paragraph" style:parent-style-name="Standard" style:list-style-name="L9">
      <style:text-properties officeooo:paragraph-rsid="0003717a"/>
    </style:style>
    <style:style style:name="T1" style:family="text">
      <style:text-properties officeooo:rsid="0003717a"/>
    </style:style>
    <style:style style:name="T2" style:family="text">
      <style:text-properties officeooo:rsid="0004ceeb"/>
    </style:style>
    <style:style style:name="T3" style:family="text">
      <style:text-properties officeooo:rsid="00052fe9"/>
    </style:style>
    <style:style style:name="T4" style:family="text">
      <style:text-properties officeooo:rsid="00073dbd"/>
    </style:style>
    <style:style style:name="T5" style:family="text">
      <style:text-properties officeooo:rsid="0007613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LETA DE COLORES de Hotel Aura de Mallorca</text:p>
      <text:p text:style-name="Standard"/>
      <text:p text:style-name="P2">Fondo Principal:</text:p>
      <text:p text:style-name="Standard"/>
      <text:list text:style-name="L1">
        <text:list-item>
          <text:p text:style-name="P3">Color Principal: Negro (#000000).</text:p>
        </text:list-item>
        <text:list-item>
          <text:p text:style-name="P3">Variante:</text:p>
          <text:list>
            <text:list-item>
              <text:p text:style-name="P3">Color Secundario: Gris Oscuro (#333333).</text:p>
            </text:list-item>
          </text:list>
        </text:list-item>
      </text:list>
      <text:p text:style-name="Standard"/>
      <text:p text:style-name="Standard">Detalles Elegantes:</text:p>
      <text:p text:style-name="Standard"/>
      <text:list text:style-name="L2">
        <text:list-item>
          <text:p text:style-name="P4">Color Elegante: Dorado Oscuro (#6E5411).</text:p>
        </text:list-item>
        <text:list-item>
          <text:p text:style-name="P4">Variante:</text:p>
          <text:list>
            <text:list-item>
              <text:p text:style-name="P4">Color Acentuado: Dorado Claro (#FFD700).</text:p>
            </text:list-item>
          </text:list>
        </text:list-item>
      </text:list>
      <text:p text:style-name="Standard"/>
      <text:p text:style-name="P2">Fondos Secundarios o Áreas de Texto:</text:p>
      <text:p text:style-name="Standard"/>
      <text:list text:style-name="L3">
        <text:list-item>
          <text:p text:style-name="P5">Color de Fondo Claro: Crema Claro (#FFF5E1).</text:p>
        </text:list-item>
      </text:list>
      <text:p text:style-name="Standard"/>
      <text:p text:style-name="P2">Acentos Frescos:</text:p>
      <text:p text:style-name="Standard"/>
      <text:list text:style-name="L4">
        <text:list-item>
          <text:p text:style-name="P6">Color Fresco: Verde Oscuro (#006400).</text:p>
        </text:list-item>
        <text:list-item>
          <text:p text:style-name="P6">Variante:</text:p>
          <text:list>
            <text:list-item>
              <text:p text:style-name="P6">Color Resaltante: Verde Esmeralda <text:span text:style-name="T2">Claro</text:span> (#3BB06D).</text:p>
            </text:list-item>
          </text:list>
        </text:list-item>
      </text:list>
      <text:p text:style-name="P2"/>
      <text:p text:style-name="Standard">Toques Cálidos:</text:p>
      <text:p text:style-name="Standard"/>
      <text:list text:style-name="L5">
        <text:list-item>
          <text:p text:style-name="P7">Color Cálido: Borgoña Oscuro (#800000).</text:p>
        </text:list-item>
        <text:list-item>
          <text:p text:style-name="P7">Variante:</text:p>
          <text:list>
            <text:list-item>
              <text:p text:style-name="P7">Color Resaltante: Rojo Oscuro (#8B0000).</text:p>
            </text:list-item>
          </text:list>
        </text:list-item>
      </text:list>
      <text:p text:style-name="P2"/>
      <text:p text:style-name="Standard">Botones de Llamada a la Acción:</text:p>
      <text:p text:style-name="Standard"/>
      <text:list text:style-name="L6">
        <text:list-item>
          <text:p text:style-name="P8">Botones Principales: Verde Esmeralda <text:span text:style-name="T3">Muy Claro </text:span>(#5BC88A) para un toque fresco.</text:p>
        </text:list-item>
        <text:list-item>
          <text:p text:style-name="P8">Botones Secundarios: Gris Oscuro (#7DD4A4).</text:p>
        </text:list-item>
      </text:list>
      <text:p text:style-name="Standard"/>
      <text:p text:style-name="P2">Header y Títulos:</text:p>
      <text:p text:style-name="Standard"/>
      <text:list text:style-name="L7">
        <text:list-item>
          <text:p text:style-name="P9">Encabezados Principales: Dorado <text:span text:style-name="T4">Claro</text:span> <text:span text:style-name="T1">(</text:span>#E7BE55).</text:p>
        </text:list-item>
        <text:list-item>
          <text:p text:style-name="P9">Encabezados Secundarios: Gris Oscuro (#333333).</text:p>
        </text:list-item>
      </text:list>
      <text:p text:style-name="Standard"/>
      <text:p text:style-name="P2">Cards y Fondos de Secciones:</text:p>
      <text:p text:style-name="Standard"/>
      <text:list text:style-name="L8">
        <text:list-item>
          <text:p text:style-name="P10">Fondo de Cards: Blanco (#FFFFFF).</text:p>
        </text:list-item>
        <text:list-item>
          <text:p text:style-name="P10">Bordes de Cards: Dorado Oscuro (#6E5412).</text:p>
        </text:list-item>
      </text:list>
      <text:p text:style-name="Standard"/>
      <text:p text:style-name="P2">Formularios:</text:p>
      <text:p text:style-name="Standard"/>
      <text:list text:style-name="L9">
        <text:list-item>
          <text:p text:style-name="P11">Campos de Texto: Crema Claro (#FFF5E1).</text:p>
        </text:list-item>
        <text:list-item>
          <text:p text:style-name="P11">Botones de Enviar: Verde <text:span text:style-name="T5">Puro</text:span> (#1F5C39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1:27:36.934000000</meta:creation-date>
    <dc:date>2023-10-10T09:08:53.035000000</dc:date>
    <meta:editing-duration>PT10M4S</meta:editing-duration>
    <meta:editing-cycles>9</meta:editing-cycles>
    <meta:generator>LibreOffice/7.6.2.1$Windows_X86_64 LibreOffice_project/56f7684011345957bbf33a7ee678afaf4d2ba333</meta:generator>
    <meta:print-date>2023-10-09T11:46:25.133000000</meta:print-date>
    <meta:printed-by>Archivos PDF</meta:printed-by>
    <meta:document-statistic meta:table-count="0" meta:image-count="0" meta:object-count="0" meta:page-count="1" meta:paragraph-count="31" meta:word-count="158" meta:character-count="1022" meta:non-whitespace-character-count="916"/>
  </office:meta>
</office:document-meta>
</file>